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729fcf" draw:fill-image-width="0cm" draw:fill-image-height="0cm"/>
    </style:style>
    <style:style style:name="gr1" style:family="graphic" style:parent-style-name="objectwithoutfill">
      <style:graphic-properties draw:stroke="none" draw:fill="none" fo:min-height="0.71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none" draw:fill="none" fo:min-height="0.712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51cm"/>
    </style:style>
    <style:style style:name="gr7" style:family="graphic" style:parent-style-name="objectwithoutfill">
      <style:graphic-properties draw:stroke="none" draw:fill="none" fo:min-height="0.5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ffffff" fo:font-size="28pt" fo:font-weight="normal" style:font-size-asian="28pt" style:font-weight-asian="normal" style:font-size-complex="28pt" style:font-weight-complex="normal" style:text-scale="110%"/>
    </style:style>
    <style:style style:name="T1" style:family="text">
      <style:text-properties fo:color="#ffffff" fo:font-size="28pt" fo:font-weight="normal" style:font-size-asian="28pt" style:font-weight-asian="normal" style:font-size-complex="28pt" style:font-weight-complex="normal" style:text-scale="11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RAC-DR_5f_workflow">
        <draw:frame draw:style-name="gr1" draw:text-style-name="P1" draw:layer="layout" svg:width="3.69cm" svg:height="0.963cm" svg:x="14.174cm" svg:y="4.431cm">
          <draw:text-box>
            <text:p text:style-name="P1">a...cubemask</text:p>
          </draw:text-box>
        </draw:frame>
        <draw:custom-shape draw:style-name="gr2" draw:text-style-name="P1" xml:id="id8" draw:id="id8" draw:layer="layout" svg:width="8.255cm" svg:height="1.016cm" svg:x="5.826cm" svg:y="14.731cm">
          <text:p text:style-name="P1">Make observation moments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8.284cm" svg:height="1.016cm" svg:x="5.797cm" svg:y="16.498cm">
          <text:p text:style-name="P1">Make observation noise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8.255cm" svg:height="1.016cm" svg:x="5.794cm" svg:y="4.231cm">
          <text:p text:style-name="P1">Form cube from ts baseline 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8.255cm" svg:height="1.016cm" svg:x="5.826cm" svg:y="9.472cm">
          <text:p text:style-name="P1">Subtract baselines from unmasked 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55cm" svg:height="1.016cm" svg:x="5.826cm" svg:y="7.788cm">
          <text:p text:style-name="P1">Fit baseline to masked time s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8.255cm" svg:height="1.016cm" svg:x="5.826cm" svg:y="18.243cm">
          <text:p text:style-name="P1">Form group 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1.016cm" svg:x="5.826cm" svg:y="5.973cm">
          <text:p text:style-name="P1"><text:s/>Mask baseline regions in time s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1.016cm" svg:x="5.826cm" svg:y="2.489cm">
          <text:p text:style-name="P1">Create emission-masked time se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8.255cm" svg:height="1.016cm" svg:x="5.848cm" svg:y="12.973cm">
          <text:p text:style-name="P1">Make cube from bs-subtracted 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86cm" svg:height="0.963cm" svg:x="13.981cm" svg:y="9.573cm">
          <draw:text-box>
            <text:p text:style-name="P1">a...bl</text:p>
          </draw:text-box>
        </draw:frame>
        <draw:frame draw:style-name="gr1" draw:text-style-name="P1" draw:layer="layout" svg:width="2.72cm" svg:height="0.963cm" svg:x="14.155cm" svg:y="7.942cm">
          <draw:text-box>
            <text:p text:style-name="P2"><text:s text:c="2"/>a...tsmsk</text:p>
          </draw:text-box>
        </draw:frame>
        <draw:frame draw:style-name="gr1" draw:text-style-name="P1" draw:layer="layout" svg:width="2.72cm" svg:height="0.963cm" svg:x="14.208cm" svg:y="6.144cm">
          <draw:text-box>
            <text:p text:style-name="P2"><text:s text:c="2"/>a...msk</text:p>
          </draw:text-box>
        </draw:frame>
        <draw:frame draw:style-name="gr3" draw:text-style-name="P1" draw:layer="layout" svg:width="3.355cm" svg:height="0.962cm" svg:x="14.155cm" svg:y="13.152cm">
          <draw:text-box>
            <text:p text:style-name="P1">a...reduced</text:p>
          </draw:text-box>
        </draw:frame>
        <draw:frame draw:style-name="gr1" draw:text-style-name="P2" draw:layer="layout" svg:width="2.72cm" svg:height="0.963cm" svg:x="14.255cm" svg:y="18.413cm">
          <draw:text-box>
            <text:p text:style-name="P2"><text:s text:c="2"/>g...cube</text:p>
          </draw:text-box>
        </draw:frame>
        <draw:frame draw:style-name="gr1" draw:text-style-name="P1" draw:layer="layout" svg:width="3.702cm" svg:height="0.963cm" svg:x="14.062cm" svg:y="14.865cm">
          <draw:text-box>
            <text:p text:style-name="P1">a...integ/iwc</text:p>
          </draw:text-box>
        </draw:frame>
        <draw:frame draw:style-name="gr1" draw:text-style-name="P1" draw:layer="layout" svg:width="2.872cm" svg:height="0.963cm" svg:x="14.13cm" svg:y="16.637cm">
          <draw:text-box>
            <text:p text:style-name="P1">a...noise</text:p>
          </draw:text-box>
        </draw:frame>
        <draw:connector draw:style-name="gr4" draw:layer="layout" draw:line-skew="4.706cm -0.834cm" svg:x1="12.937cm" svg:y1="35.642cm" svg:x2="9.953cm" svg:y2="2.489cm" draw:start-shape="id1" draw:start-glue-point="7" draw:end-shape="id2" draw:end-glue-point="0" svg:d="M12937 35642h6351v-34488h-9335v1335" svg:viewBox="0 0 9336 34489">
          <text:p/>
        </draw:connector>
        <draw:connector draw:style-name="gr5" draw:layer="layout" svg:x1="9.953cm" svg:y1="6.989cm" svg:x2="9.953cm" svg:y2="7.788cm" draw:start-shape="id3" draw:start-glue-point="2" draw:end-shape="id4" draw:end-glue-point="0" svg:d="M9953 6989v799" svg:viewBox="0 0 1 800">
          <text:p/>
        </draw:connector>
        <draw:connector draw:style-name="gr5" draw:layer="layout" draw:type="lines" svg:x1="9.953cm" svg:y1="8.804cm" svg:x2="9.953cm" svg:y2="9.472cm" draw:start-shape="id4" draw:start-glue-point="2" draw:end-shape="id5" draw:end-glue-point="0" svg:d="M9953 8804v502-335 501" svg:viewBox="0 0 1 669">
          <text:p/>
        </draw:connector>
        <draw:connector draw:style-name="gr5" draw:layer="layout" svg:x1="9.953cm" svg:y1="10.488cm" svg:x2="9.975cm" svg:y2="12.973cm" draw:start-shape="id5" draw:start-glue-point="2" draw:end-shape="id6" draw:end-glue-point="0" svg:d="M9953 10488v1243h22v1242" svg:viewBox="0 0 23 2486">
          <text:p/>
        </draw:connector>
        <draw:connector draw:style-name="gr5" draw:layer="layout" svg:x1="9.953cm" svg:y1="3.505cm" svg:x2="9.921cm" svg:y2="4.231cm" draw:start-shape="id2" draw:start-glue-point="2" draw:end-shape="id7" draw:end-glue-point="0" svg:d="M9953 3505v364h-32v362" svg:viewBox="0 0 33 727">
          <text:p/>
        </draw:connector>
        <draw:connector draw:style-name="gr5" draw:layer="layout" svg:x1="9.975cm" svg:y1="13.989cm" svg:x2="9.953cm" svg:y2="14.731cm" draw:start-shape="id6" draw:start-glue-point="2" draw:end-shape="id8" draw:end-glue-point="0" svg:d="M9975 13989v372h-22v370" svg:viewBox="0 0 23 743">
          <text:p/>
        </draw:connector>
        <draw:connector draw:style-name="gr5" draw:layer="layout" svg:x1="9.939cm" svg:y1="17.514cm" svg:x2="9.953cm" svg:y2="18.243cm" draw:start-shape="id9" draw:start-glue-point="2" draw:end-shape="id10" draw:end-glue-point="0" svg:d="M9939 17514v365h14v364" svg:viewBox="0 0 15 730">
          <text:p/>
        </draw:connector>
        <draw:frame draw:style-name="gr6" draw:text-style-name="P4" draw:layer="layout" svg:width="21.49cm" svg:height="1.901cm" draw:transform="rotate (1.5707963267949) translate (1.893cm 28.638cm)">
          <draw:text-box>
            <text:p text:style-name="P3"><text:span text:style-name="T1">Iterative Group Processing</text:span></text:p>
          </draw:text-box>
        </draw:frame>
        <draw:custom-shape draw:style-name="gr2" draw:text-style-name="P1" xml:id="id11" draw:id="id11" draw:layer="layout" svg:width="8.255cm" svg:height="1.016cm" svg:x="5.826cm" svg:y="20.01cm">
          <text:p text:style-name="P1">Smooth cube (spectral &amp; spati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948cm" svg:height="0.963cm" svg:x="14.181cm" svg:y="21.936cm">
          <draw:text-box>
            <text:p text:style-name="P1"><text:s text:c="2"/>g...blmask</text:p>
          </draw:text-box>
        </draw:frame>
        <draw:connector draw:style-name="gr5" draw:layer="layout" draw:type="lines" draw:line-skew="0cm 0.287cm" svg:x1="9.953cm" svg:y1="19.259cm" svg:x2="9.953cm" svg:y2="20.01cm" draw:start-shape="id10" draw:start-glue-point="2" draw:end-shape="id11" draw:end-glue-point="0" svg:d="M9953 19259v502 35 214" svg:viewBox="0 0 1 752">
          <text:p/>
        </draw:connector>
        <draw:connector draw:style-name="gr4" draw:layer="layout" draw:line-skew="-0.373cm" svg:x1="4.561cm" svg:y1="1.126cm" svg:x2="5.826cm" svg:y2="18.751cm" draw:end-shape="id10" draw:end-glue-point="3" svg:d="M4561 1126h9v17625h1256" svg:viewBox="0 0 1266 17626">
          <text:p/>
        </draw:connector>
        <draw:frame draw:style-name="gr1" draw:text-style-name="P1" draw:layer="layout" svg:width="3.048cm" svg:height="0.963cm" svg:x="14.181cm" svg:y="2.588cm">
          <draw:text-box>
            <text:p text:style-name="P1">a...tsmask</text:p>
          </draw:text-box>
        </draw:frame>
        <draw:custom-shape draw:style-name="gr2" draw:text-style-name="P1" xml:id="id13" draw:id="id13" draw:layer="layout" svg:width="8.255cm" svg:height="1.016cm" svg:x="5.826cm" svg:y="21.734cm">
          <text:p text:style-name="P1">Create baseline region mas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8.255cm" svg:height="1.016cm" svg:x="5.799cm" svg:y="25.277cm">
          <text:p text:style-name="P1">Fit baselines to group 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8.255cm" svg:height="1.016cm" svg:x="5.826cm" svg:y="27.028cm">
          <text:p text:style-name="P1">Subtract basel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8.255cm" svg:height="1.016cm" svg:x="5.826cm" svg:y="23.512cm">
          <text:p text:style-name="P1">Add mask to unsmoothed group c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8.255cm" svg:height="1.016cm" svg:x="5.853cm" svg:y="11.217cm">
          <text:p text:style-name="P1">Evaluate and apply flat 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905cm" svg:height="0.963cm" svg:x="14.208cm" svg:y="11.398cm">
          <draw:text-box>
            <text:p text:style-name="P1">a...ff</text:p>
          </draw:text-box>
        </draw:frame>
        <draw:connector draw:style-name="gr5" draw:layer="layout" draw:type="lines" svg:x1="9.953cm" svg:y1="10.488cm" svg:x2="9.98cm" svg:y2="11.217cm" draw:start-shape="id5" draw:start-glue-point="2" draw:end-shape="id12" draw:end-glue-point="0" svg:d="M9953 10488v502l27-274v501" svg:viewBox="0 0 28 730">
          <text:p/>
        </draw:connector>
        <draw:connector draw:style-name="gr5" draw:layer="layout" draw:type="lines" draw:line-skew="0.184cm" svg:x1="9.953cm" svg:y1="21.026cm" svg:x2="9.953cm" svg:y2="21.734cm" draw:start-shape="id11" draw:start-glue-point="2" draw:end-shape="id13" draw:end-glue-point="0" svg:d="M9953 21026v686-479 501" svg:viewBox="0 0 1 709">
          <text:p/>
        </draw:connector>
        <draw:connector draw:style-name="gr5" draw:layer="layout" draw:type="lines" draw:line-skew="0cm 0.414cm" svg:x1="9.953cm" svg:y1="22.75cm" svg:x2="9.953cm" svg:y2="23.512cm" draw:start-shape="id13" draw:start-glue-point="2" draw:end-shape="id14" draw:end-glue-point="0" svg:d="M9953 22750v502 173 87" svg:viewBox="0 0 1 763">
          <text:p/>
        </draw:connector>
        <draw:frame draw:style-name="gr7" draw:text-style-name="P1" draw:layer="layout" svg:width="2.386cm" svg:height="0.8cm" svg:x="13.854cm" svg:y="25.384cm">
          <draw:text-box>
            <text:p text:style-name="P1"><text:s text:c="3"/>g...bl</text:p>
          </draw:text-box>
        </draw:frame>
        <draw:frame draw:style-name="gr1" draw:text-style-name="P1" draw:layer="layout" svg:width="3.302cm" svg:height="0.963cm" svg:x="14.081cm" svg:y="27.2cm">
          <draw:text-box>
            <text:p text:style-name="P1"><text:s text:c="2"/>g...reduced</text:p>
          </draw:text-box>
        </draw:frame>
        <draw:connector draw:style-name="gr5" draw:layer="layout" draw:type="lines" svg:x1="9.926cm" svg:y1="26.293cm" svg:x2="9.953cm" svg:y2="27.028cm" draw:start-shape="id15" draw:start-glue-point="2" draw:end-shape="id16" draw:end-glue-point="0" svg:d="M9926 26293v502l27-268v501" svg:viewBox="0 0 28 736">
          <text:p/>
        </draw:connector>
        <draw:connector draw:style-name="gr5" draw:layer="layout" draw:type="lines" svg:x1="9.953cm" svg:y1="28.044cm" svg:x2="9.953cm" svg:y2="28.805cm" draw:start-shape="id16" draw:start-glue-point="2" draw:end-shape="id17" draw:end-glue-point="0" svg:d="M9953 28044v502-242 501" svg:viewBox="0 0 1 762">
          <text:p/>
        </draw:connector>
        <draw:connector draw:style-name="gr5" draw:layer="layout" draw:type="lines" svg:x1="9.921cm" svg:y1="5.247cm" svg:x2="9.953cm" svg:y2="5.973cm" draw:start-shape="id7" draw:start-glue-point="2" draw:end-shape="id3" draw:end-glue-point="0" svg:d="M9921 5247v502l32-277v501" svg:viewBox="0 0 33 727">
          <text:p/>
        </draw:connector>
        <draw:custom-shape draw:style-name="gr2" draw:text-style-name="P1" xml:id="id20" draw:id="id20" draw:layer="layout" svg:width="6.223cm" svg:height="1.429cm" svg:x="6.941cm" svg:y="37.818cm">
          <text:p text:style-name="P1">Processing complete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" draw:id="id1" draw:layer="layout" svg:width="5.842cm" svg:height="2.413cm" svg:x="7.095cm" svg:y="34.435cm">
          <text:p text:style-name="P1">Another iteration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8" draw:layer="layout" svg:width="1.27cm" svg:height="0.762cm" svg:x="12.987cm" svg:y="34.792cm">
          <draw:text-box>
            <text:p>Yes</text:p>
          </draw:text-box>
        </draw:frame>
        <draw:frame draw:style-name="gr9" draw:layer="layout" svg:width="1.905cm" svg:height="1.266cm" svg:x="10.136cm" svg:y="36.743cm">
          <draw:text-box>
            <text:p>No</text:p>
          </draw:text-box>
        </draw:frame>
        <draw:custom-shape draw:style-name="gr2" draw:text-style-name="P1" xml:id="id18" draw:id="id18" draw:layer="layout" svg:width="8.255cm" svg:height="1.016cm" svg:x="5.852cm" svg:y="30.633cm">
          <text:p text:style-name="P1">Make group noise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9" draw:id="id19" draw:layer="layout" svg:width="8.255cm" svg:height="1.016cm" svg:x="5.852cm" svg:y="32.457cm">
          <text:p text:style-name="P1">Quality Assuranc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546cm" svg:height="0.963cm" svg:x="14.407cm" svg:y="32.657cm">
          <draw:text-box>
            <text:p text:style-name="P1">g...rms/rmslo/rmshi</text:p>
          </draw:text-box>
        </draw:frame>
        <draw:frame draw:style-name="gr1" draw:text-style-name="P1" draw:layer="layout" svg:width="2.794cm" svg:height="0.963cm" svg:x="14.107cm" svg:y="30.779cm">
          <draw:text-box>
            <text:p text:style-name="P1"><text:s/>g...noise</text:p>
          </draw:text-box>
        </draw:frame>
        <draw:frame draw:style-name="gr1" draw:text-style-name="P1" draw:layer="layout" svg:width="3.429cm" svg:height="0.963cm" svg:x="14.107cm" svg:y="28.954cm">
          <draw:text-box>
            <text:p text:style-name="P1"><text:s text:c="2"/>g...integ/iwc</text:p>
          </draw:text-box>
        </draw:frame>
        <draw:connector draw:style-name="gr5" draw:layer="layout" draw:type="lines" svg:x1="9.982cm" svg:y1="29.271cm" svg:x2="9.979cm" svg:y2="30.633cm" draw:end-shape="id18" draw:end-glue-point="0" svg:d="M9982 29271l-3 861v501" svg:viewBox="0 0 4 1363">
          <text:p/>
        </draw:connector>
        <draw:connector draw:style-name="gr5" draw:layer="layout" draw:type="lines" svg:x1="9.979cm" svg:y1="31.649cm" svg:x2="9.979cm" svg:y2="32.457cm" draw:start-shape="id18" draw:start-glue-point="2" draw:end-shape="id19" draw:end-glue-point="0" svg:d="M9979 31649v502-195 501" svg:viewBox="0 0 1 809">
          <text:p/>
        </draw:connector>
        <draw:connector draw:style-name="gr5" draw:layer="layout" draw:type="lines" svg:x1="9.979cm" svg:y1="33.473cm" svg:x2="10.016cm" svg:y2="34.435cm" draw:start-shape="id19" draw:start-glue-point="2" draw:end-shape="id1" draw:end-glue-point="4" svg:d="M9979 33473v502l37-42v502" svg:viewBox="0 0 38 963">
          <text:p/>
        </draw:connector>
        <draw:connector draw:style-name="gr5" draw:layer="layout" draw:type="lines" svg:x1="10.016cm" svg:y1="36.848cm" svg:x2="10.053cm" svg:y2="37.818cm" draw:start-shape="id1" draw:start-glue-point="6" draw:end-shape="id20" draw:end-glue-point="4" svg:d="M10016 36848v501l37-33v502" svg:viewBox="0 0 38 971">
          <text:p/>
        </draw:connector>
        <draw:custom-shape draw:style-name="gr2" draw:text-style-name="P1" xml:id="id17" draw:id="id17" draw:layer="layout" svg:width="8.255cm" svg:height="1.016cm" svg:x="5.826cm" svg:y="28.805cm">
          <text:p text:style-name="P1">Make group moments m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layer="layout" svg:x1="15.078cm" svg:y1="35.617cm" svg:x2="16.475cm" svg:y2="35.617cm">
          <text:p/>
        </draw:line>
        <draw:line draw:style-name="gr5" draw:layer="layout" svg:x1="9.99cm" svg:y1="24.568cm" svg:x2="9.99cm" svg:y2="25.33cm">
          <text:p/>
        </draw:line>
        <draw:connector draw:style-name="gr5" draw:layer="layout" draw:type="lines" draw:line-skew="0cm 0.414cm" svg:x1="9.953cm" svg:y1="22.75cm" svg:x2="9.953cm" svg:y2="23.512cm" svg:d="M9953 22750v502 173 87" svg:viewBox="0 0 1 763">
          <text:p/>
        </draw:connector>
        <draw:connector draw:style-name="gr5" draw:layer="layout" draw:type="lines" draw:line-skew="0cm 0.414cm" svg:x1="9.99cm" svg:y1="15.732cm" svg:x2="9.99cm" svg:y2="16.494cm" svg:d="M9990 15732v502 173 87" svg:viewBox="0 0 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02cm" svg:stroke-color="#000000" draw:marker-start="Rounded_20_short_20_Arrow" draw:marker-start-width="0.635cm" draw:marker-start-center="true" draw:marker-end-width="0.229cm" draw:fill-gradient-name="Gradient_20_7" draw:fill-hatch-name="Hatching_20_1" draw:fill-image-name="Bitmape_20_1" draw:shadow-offset-x="0.203cm" draw:shadow-offset-y="0.20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46cm" fo:page-height="41.25cm" style:print-orientation="portrait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RAC-DR_5f_workflow" style:display-name="ORAC-DR_work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colm Currie</meta:initial-creator>
    <meta:creation-date>2016-04-07T18:38:23.190078405</meta:creation-date>
    <dc:date>2016-04-12T23:54:32.109688202</dc:date>
    <dc:creator>Malcolm Currie</dc:creator>
    <meta:editing-duration>P5DT1H55M47S</meta:editing-duration>
    <meta:editing-cycles>16</meta:editing-cycles>
    <meta:generator>LibreOffice/4.2.8.2$Linux_X86_64 LibreOffice_project/420$Build-2</meta:generator>
    <meta:document-statistic meta:object-count="62"/>
  </office:meta>
</office:document-meta>
</file>